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9.874cm" fo:margin-left="0cm" fo:margin-right="8.932cm" table:align="margins"/>
    </style:style>
    <style:style style:name="Таблица1.A" style:family="table-column">
      <style:table-column-properties style:column-width="4.828cm" style:rel-column-width="32039*"/>
    </style:style>
    <style:style style:name="Таблица1.B" style:family="table-column">
      <style:table-column-properties style:column-width="5.046cm" style:rel-column-width="3349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7" style:family="paragraph" style:parent-style-name="Text_20_body">
      <style:paragraph-properties fo:text-align="start" style:justify-single-word="false"/>
      <style:text-properties style:font-name="Cambria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0" style:family="paragraph" style:parent-style-name="Heading_20_1">
      <style:text-properties style:font-name="Cambria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ru" fo:country="RU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85cm" svg:height="0.85cm" draw:z-index="2"><draw:image xlink:href="../images/0014.png" xlink:type="simple" xlink:show="embed" xlink:actuate="onLoad"/></draw:frame></text:p>
          </table:table-cell>
          <table:table-cell table:style-name="Table1.B1" office:value-type="string">
            <text:h text:style-name="P10" text:outline-level="1">Треугольный сигнал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>| векторизован<text:span text:style-name="T5"> |</text:span>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2.251cm" svg:height="1.769cm" draw:z-index="0"><draw:image xlink:href="../images/001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треугольный сигнал (половина сигнала типа <text:span text:style-name="T2">Пила</text:span> и половина – <text:span text:style-name="T2">Обратная пила</text:span>)<text:span text:style-name="T4">:</text:span></text:p>
            <text:p text:style-name="P6"><text:span text:style-name="T4"><draw:frame draw:style-name="fr4" draw:name="Object1" text:anchor-type="as-char" svg:width="10.781cm" svg:height="2.988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,</text:span></text:p>
            <text:p text:style-name="P3"><text:span text:style-name="T4">где</text:span><text:span text:style-name="T4"><draw:frame draw:style-name="fr4" draw:name="Object2" text:anchor-type="as-char" svg:width="2.50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– свойства блока, </text:span><text:span text:style-name="T4"><draw:frame draw:style-name="fr4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– выходной сигнал,</text:span><text:span text:style-name="T4"><draw:frame draw:style-name="fr4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– текущее модельное время в секундах, </text:span><text:span text:style-name="T4"><draw:frame draw:style-name="fr4" draw:name="Object12" text:anchor-type="as-char" svg:width="2.26cm" svg:height="0.564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– дробная часть.</text:span></text:p>
            <text:p text:style-name="P3"><text:span text:style-name="T1">Свойства</text:span>:</text:p>
            <text:list xml:id="list566339962438085796" text:style-name="L1">
              <text:list-item>
                <text:p text:style-name="P11">Размах –<draw:frame draw:style-name="fr4" draw:name="Object4" text:anchor-type="as-char" svg:width="0.714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(высота полного «зуба» пилы, амплитуда сигнала). Амплитуда треугольного сигнала на выходе блока равна<draw:frame draw:style-name="fr4" draw:name="Object13" text:anchor-type="as-char" svg:width="1.191cm" svg:height="0.621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  </text:list-item>
              <text:list-item>
                <text:p text:style-name="P11">Период – период следования треугольных импульсов<draw:frame draw:style-name="fr4" draw:name="Object5" text:anchor-type="as-char" svg:width="0.545cm" svg:height="0.549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1">Смещение –<draw:frame draw:style-name="fr4" draw:name="Object6" text:anchor-type="as-char" svg:width="0.66cm" svg:height="0.621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:</text:span><draw:frame draw:style-name="fr4" draw:name="Object7" text:anchor-type="as-char" svg:width="4.685cm" svg:height="0.684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4" draw:name="Object10" text:anchor-type="as-char" svg:width="3.662cm" svg:height="0.713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и <draw:frame draw:style-name="fr4" draw:name="Object8" text:anchor-type="as-char" svg:width="4.353cm" svg:height="0.684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2">векторный сигнал</text:span><text:span text:style-name="T4">:</text:span></text:p>
            <text:p text:style-name="P4"><draw:frame draw:style-name="fr4" draw:name="Object9" text:anchor-type="as-char" svg:width="11.506cm" svg:height="3.173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3"><text:span text:style-name="T6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5"><text:soft-page-break/>Размах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5">Период</text:p>
                </table:table-cell>
                <table:table-cell table:style-name="Таблица1.B3" office:value-type="string">
                  <text:p text:style-name="P3">[3]</text:p>
                </table:table-cell>
              </table:table-row>
              <table:table-row>
                <table:table-cell table:style-name="Таблица1.A3" office:value-type="string">
                  <text:p text:style-name="P5">Смещение</text:p>
                </table:table-cell>
                <table:table-cell table:style-name="Таблица1.B3" office:value-type="string">
                  <text:p text:style-name="P3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Именованное</text:span><text:span text:style-name="T6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5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5">Период</text:p>
                </table:table-cell>
                <table:table-cell table:style-name="Таблица1.B3" office:value-type="string">
                  <text:p text:style-name="P3">[T]</text:p>
                </table:table-cell>
              </table:table-row>
              <table:table-row>
                <table:table-cell table:style-name="Таблица1.A3" office:value-type="string">
                  <text:p text:style-name="P5">Смещение</text:p>
                </table:table-cell>
                <table:table-cell table:style-name="Таблица1.B3" office:value-type="string">
                  <text:p text:style-name="P3">[ys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Смешанное</text:span><text:span text:style-name="T6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5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5">Период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5">Смещение</text:p>
                </table:table-cell>
                <table:table-cell table:style-name="Таблица1.B3" office:value-type="string">
                  <text:p text:style-name="P3">[0.0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Векторное</text:span><text:span text:style-name="T6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5">Размах</text:p>
                </table:table-cell>
                <table:table-cell table:style-name="Таблица1.B3" office:value-type="string">
                  <text:p text:style-name="P3">[amp1,amp2]</text:p>
                </table:table-cell>
              </table:table-row>
              <table:table-row>
                <table:table-cell table:style-name="Таблица1.A3" office:value-type="string">
                  <text:p text:style-name="P5">Период</text:p>
                </table:table-cell>
                <table:table-cell table:style-name="Таблица1.B3" office:value-type="string">
                  <text:p text:style-name="P3">[1,2]</text:p>
                </table:table-cell>
              </table:table-row>
              <table:table-row>
                <table:table-cell table:style-name="Таблица1.A3" office:value-type="string">
                  <text:p text:style-name="P5">Смещение</text:p>
                </table:table-cell>
                <table:table-cell table:style-name="Таблица1.B3" office:value-type="string">
                  <text:p text:style-name="P3">[0,1]</text:p>
                </table:table-cell>
              </table:table-row>
            </table:table>
            <text:p text:style-name="P7"><text:span text:style-name="T1">Примечания</text:span>:</text:p>
            <text:list xml:id="list2997969021191277257" text:style-name="L2">
              <text:list-item>
                <text:p text:style-name="P12">По умолчанию блок формирует <text:span text:style-name="T3">скалярный</text:span> выходной сигнал.</text:p>
              </text:list-item>
              <text:list-item>
                <text:p text:style-name="P12"><text:span text:style-name="T8">Именованные свойства </text:span><text:span text:style-name="T4">могут быть заданы </text:span><text:span text:style-name="T8">как </text:span><text:span text:style-name="T11">локальные</text:span><text:span text:style-name="T8"> переменные модели (субмодели) во вкладке </text:span><text:span text:style-name="T11">Параметры,</text:span><text:span text:style-name="T8"> как </text:span><text:span text:style-name="T11">глобальные</text:span><text:span text:style-name="T8"> сигналы проекта при помощи пункта главного меню </text:span><text:span text:style-name="T2">Сервис</text:span><text:span text:style-name="T8"> </text:span><text:span text:style-name="T9">→</text:span><text:span text:style-name="T10"> </text:span><text:span text:style-name="T12">Сигналы,</text:span><text:span text:style-name="T8"> </text:span><text:span text:style-name="T4">или как </text:span><text:span text:style-name="T2">внешние</text:span><text:span text:style-name="T4"> сигналы проекта при помощи подключаемой базы сигналов.</text:span></text:p>
              </text:list-item>
              <text:list-item>
                <text:p text:style-name="P13">Сравнение блоков Пила, Обратная пила и Треугольный сигнал:</text:p>
              </text:list-item>
            </text:list>
            <text:p text:style-name="P4"><text:soft-page-break/><draw:frame draw:style-name="fr3" draw:name="graphics1" text:anchor-type="as-char" svg:width="15.88cm" svg:height="7.969cm" draw:z-index="15"><draw:image xlink:href="../images/0014_a.png" xlink:type="simple" xlink:show="embed" xlink:actuate="onLoad"/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еугольный сигнал</dc:title>
    <dc:date>2016-04-07T13:24:47.81</dc:date>
    <meta:generator>OpenOffice/4.1.1$Win32 OpenOffice.org_project/411m6$Build-9775</meta:generator>
    <meta:editing-duration>PT3H27M6S</meta:editing-duration>
    <meta:editing-cycles>63</meta:editing-cycles>
    <meta:document-statistic meta:table-count="2" meta:image-count="3" meta:object-count="13" meta:page-count="3" meta:paragraph-count="57" meta:word-count="204" meta:character-count="1390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y</mi>
                        <mi>A</mi>
                      </msub>
                      <mo stretchy="false">⋅</mo>
                      <mi mathvariant="italic">frac</mi>
                    </mrow>
                    <mrow>
                      <mfenced open="(" close=")">
                        <mrow>
                          <mrow>
                            <mfrac>
                              <mi>t</mi>
                              <mi>T</mi>
                            </mfrac>
                          </mrow>
                        </mrow>
                      </mfenced>
                      <mo stretchy="false">+</mo>
                      <msub>
                        <mi>y</mi>
                        <mn>0</mn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i>T</mi>
                          </mrow>
                        </mrow>
                        <mo stretchy="false">)</mo>
                      </mrow>
                      <mo stretchy="false">≤</mo>
                      <mn>0.5</mn>
                    </mrow>
                    <mi>,</mi>
                  </mrow>
                </mtd>
              </mtr>
              <mtr>
                <mtd>
                  <mrow>
                    <mrow>
                      <mrow>
                        <msub>
                          <mi>y</mi>
                          <mi>A</mi>
                        </msub>
                        <mo stretchy="false">⋅</mo>
                        <mfenced open="[" close="]">
                          <mrow>
                            <mrow>
                              <mn>1</mn>
                              <mo stretchy="false">−</mo>
                              <mi mathvariant="italic">frac</mi>
                            </mrow>
                            <mfenced open="(" close=")">
                              <mrow>
                                <mrow>
                                  <mfrac>
                                    <mi>t</mi>
                                    <mi>T</mi>
                                  </mfrac>
                                </mrow>
                              </mrow>
                            </mfenced>
                          </mrow>
                        </mfenced>
                      </mrow>
                      <mo stretchy="false">+</mo>
                      <msub>
                        <mi>y</mi>
                        <mn>0</mn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i>T</mi>
                          </mrow>
                        </mrow>
                        <mo stretchy="false">)</mo>
                      </mrow>
                      <mo stretchy="false">&gt;</mo>
                      <mn>0.5</mn>
                    </mrow>
                  </mrow>
                </mtd>
              </mtr>
            </mtable>
          </mrow>
        </mrow>
      </mrow>
    </mrow>
    <annotation encoding="StarMath 5.0">y(t) = left lbrace stack{
alignl y_A cdot frac left ( {t over T} right ) + y_0 ,~при~frac(t/T)&lt;= 0.5 , #
alignl y_A cdot left [ 1-frac left ( {t over T} right ) right ] + y_0 , ~при~frac(t/T)&gt; 0.5 }
right none</annotation>
  </semantics>
</math>
</file>

<file path=Object 10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y</mi>
                        <mrow>
                          <mi>A</mi>
                          <mi>,</mi>
                          <mi>i</mi>
                        </mrow>
                      </msub>
                      <mo stretchy="false">⋅</mo>
                      <mi mathvariant="italic">frac</mi>
                    </mrow>
                    <mrow>
                      <mfenced open="(" close=")">
                        <mrow>
                          <mrow>
                            <mfrac>
                              <mi>t</mi>
                              <msub>
                                <mi>T</mi>
                                <mi>i</mi>
                              </msub>
                            </mfrac>
                          </mrow>
                        </mrow>
                      </mfenced>
                      <mo stretchy="false">+</mo>
                      <msub>
                        <mi>y</mi>
                        <mrow>
                          <mn>0,</mn>
                          <mi>i</mi>
                        </mrow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o stretchy="false">≤</mo>
                      <mn>0.5</mn>
                    </mrow>
                    <mi>,</mi>
                  </mrow>
                </mtd>
              </mtr>
              <mtr>
                <mtd>
                  <mrow>
                    <mrow>
                      <mrow>
                        <msub>
                          <mi>y</mi>
                          <mrow>
                            <mi>A</mi>
                            <mi>,</mi>
                            <mi>i</mi>
                          </mrow>
                        </msub>
                        <mo stretchy="false">⋅</mo>
                        <mfenced open="[" close="]">
                          <mrow>
                            <mrow>
                              <mn>1</mn>
                              <mo stretchy="false">−</mo>
                              <mi mathvariant="italic">frac</mi>
                            </mrow>
                            <mfenced open="(" close=")">
                              <mrow>
                                <mrow>
                                  <mfrac>
                                    <mi>t</mi>
                                    <msub>
                                      <mi>T</mi>
                                      <mi>i</mi>
                                    </msub>
                                  </mfrac>
                                </mrow>
                              </mrow>
                            </mfenced>
                          </mrow>
                        </mfenced>
                      </mrow>
                      <mo stretchy="false">+</mo>
                      <msub>
                        <mi>y</mi>
                        <mrow>
                          <mn>0,</mn>
                          <mi>i</mi>
                        </mrow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o stretchy="false">&gt;</mo>
                      <mn>0.5</mn>
                    </mrow>
                  </mrow>
                </mtd>
              </mtr>
            </mtable>
          </mrow>
        </mrow>
      </mrow>
    </mrow>
    <annotation encoding="StarMath 5.0">y_i(t) = left lbrace stack{
alignl y_{A,i} cdot frac left ( {t over T_i} right ) + y_{0,i} ,~при~frac(t/T_i)&lt;= 0.5 , #
alignl y_{A,i} cdot left [ 1-frac left ( {t over T_i} right ) right ] + y_{0,i} , ~при~frac(t/T_i)&gt; 0.5 }
right none</annotation>
  </semantics>
</math>
</file>

<file path=Object 13/content.xml><?xml version="1.0" encoding="utf-8"?>
<math xmlns="http://www.w3.org/1998/Math/MathML">
  <semantics>
    <mrow>
      <mrow>
        <msub>
          <mi>y</mi>
          <mi>A</mi>
        </msub>
        <mo stretchy="false">/</mo>
        <mn>2</mn>
      </mrow>
    </mrow>
    <annotation encoding="StarMath 5.0">y_A / 2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6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